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d1f63"/>
      <style:text-properties fo:color="#fffbcc" fo:font-weight="bold" style:font-weight-asian="bold" style:font-weight-complex="bold"/>
    </style:style>
    <style:style style:name="ce2" style:family="table-cell" style:parent-style-name="Default">
      <style:table-cell-properties fo:background-color="#0d1f63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7da7d8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Topic to lear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Unemployment basics</text:p>
          </table:table-cell>
          <table:table-cell table:style-name="ce3" office:value-type="date" office:date-value="2019-03-26" calcext:value-type="date">
            <text:p>26/03/19</text:p>
          </table:table-cell>
          <table:table-cell office:value-type="string" calcext:value-type="string">
            <text:p>Learn about limitations in UE measurement/ definition</text:p>
          </table:table-cell>
          <table:table-cell office:value-type="string" calcext:value-type="string">
            <text:p>History of 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ist theories on economics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Phases of the economic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stry sectors 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study GDP contribution of Australian industry s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inal rigidity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Read about theories for why it exists, especially in the labor mar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esian economci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Keynesian 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lation ba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pt of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economics systems (what are they what questions do they try to answ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classical economic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9:04:17.911011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25T21:22:13.441395942</meta:creation-date>
    <meta:generator>LibreOffice/6.0.3.2$Linux_X86_64 LibreOffice_project/00m0$Build-2</meta:generator>
    <dc:date>2019-03-28T22:31:57.861691383</dc:date>
    <meta:editing-duration>PT5H10M47S</meta:editing-duration>
    <meta:editing-cycles>23</meta:editing-cycles>
    <meta:document-statistic meta:table-count="1" meta:cell-count="26" meta:object-count="0"/>
  </office:meta>
</office:document-meta>
</file>